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566000007FF1285D41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-1.106cm" svg:y="-0.997cm" svg:width="19.803cm" svg:height="26.301cm" draw:z-index="0"><draw:image xlink:href="Pictures/1000000000000566000007FF1285D41F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ul Paroczai</meta:initial-creator>
    <meta:creation-date>2025-06-28T10:57:29.67</meta:creation-date>
    <meta:generator>OpenOffice/4.1.15$Win32 OpenOffice.org_project/4115m2$Build-9813</meta:generator>
    <meta:document-statistic meta:table-count="0" meta:image-count="1" meta:object-count="0" meta:page-count="1" meta:paragraph-count="0" meta:word-count="0" meta:character-count="0"/>
    <dc:date>2025-06-28T10:58:32.88</dc:date>
    <dc:creator>Paul Paroczai</dc:creator>
    <meta:editing-duration>PT1M3S</meta:editing-duration>
    <meta:editing-cycles>1</meta:editing-cycles>
  </office:meta>
</office:document-meta>
</file>